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orphans="2" fo:widows="2"/>
    </style:style>
    <style:style style:name="P2" style:family="paragraph" style:parent-style-name="Standard">
      <style:paragraph-properties fo:margin-top="0cm" fo:margin-bottom="2.54cm" style:line-height-at-least="0.353cm" fo:orphans="2" fo:widows="2"/>
    </style:style>
    <style:style style:name="P3" style:family="paragraph" style:parent-style-name="Standard">
      <style:paragraph-properties fo:margin-top="0.423cm" fo:margin-bottom="0cm" style:line-height-at-least="0.353cm" fo:orphans="2" fo:widows="2" fo:keep-with-next="always"/>
    </style:style>
    <style:style style:name="P4" style:family="paragraph" style:parent-style-name="bullet">
      <style:paragraph-properties fo:margin-top="0cm" fo:margin-bottom="0.176cm" fo:orphans="2" fo:widows="2"/>
    </style:style>
    <style:style style:name="P5" style:family="paragraph" style:parent-style-name="bullet">
      <style:paragraph-properties fo:margin-top="0cm" fo:margin-bottom="0.071cm" fo:orphans="2" fo:widows="2"/>
      <style:text-properties style:font-name="Courier New" style:font-name-complex="Courier New1"/>
    </style:style>
    <style:style style:name="P6" style:family="paragraph" style:parent-style-name="bullet">
      <style:paragraph-properties fo:margin-top="0cm" fo:margin-bottom="0.141cm" fo:orphans="2" fo:widows="2"/>
      <style:text-properties style:font-name="Courier New" style:font-name-complex="Courier New1"/>
    </style:style>
    <style:style style:name="P7" style:family="paragraph" style:parent-style-name="body">
      <style:paragraph-properties fo:orphans="2" fo:widows="2"/>
    </style:style>
    <style:style style:name="P8" style:family="paragraph" style:parent-style-name="Heading_20_3">
      <style:paragraph-properties fo:margin-top="0.106cm" fo:margin-bottom="0.176cm" fo:orphans="2" fo:widows="2"/>
    </style:style>
    <style:style style:name="P9" style:family="paragraph" style:parent-style-name="body">
      <style:paragraph-properties fo:text-align="start" style:justify-single-word="false" fo:orphans="2" fo:widows="2"/>
    </style:style>
    <style:style style:name="P10" style:family="paragraph" style:parent-style-name="Heading_20_1" style:master-page-name="Standard">
      <style:paragraph-properties fo:margin-top="0cm" fo:margin-bottom="0cm" fo:orphans="2" fo:widows="2" style:page-number="auto"/>
    </style:style>
    <style:style style:name="P11" style:family="paragraph" style:parent-style-name="Heading_20_2">
      <style:paragraph-properties fo:margin-top="0cm" fo:margin-bottom="0.247cm" fo:orphans="2" fo:widows="2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f3333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105553181953216" text:id="ct105553181953216">
          <text:insertion>
            <office:change-info>
              <dc:creator>Michael Bouschen</dc:creator>
              <dc:date>2021-07-18T22:37:00</dc:date>
            </office:change-info>
          </text:insertion>
        </text:changed-region>
        <text:changed-region xml:id="ct105553181966336" text:id="ct105553181966336">
          <text:format-change>
            <office:change-info>
              <dc:creator>Michael Bouschen</dc:creator>
              <dc:date>2021-07-18T22:38:00</dc:date>
            </office:change-info>
          </text:format-change>
        </text:changed-region>
        <text:changed-region xml:id="ct105553181296320" text:id="ct105553181296320">
          <text:insertion>
            <office:change-info>
              <dc:creator>Michael Bouschen</dc:creator>
              <dc:date>2021-07-18T22:38:00</dc:date>
            </office:change-info>
          </text:insertion>
        </text:changed-region>
        <text:changed-region xml:id="ct105553182006784" text:id="ct105553182006784">
          <text:format-change>
            <office:change-info>
              <dc:creator>Michael Bouschen</dc:creator>
              <dc:date>2021-07-18T22:39:00</dc:date>
            </office:change-info>
          </text:format-change>
        </text:changed-region>
        <text:changed-region xml:id="ct105553181957440" text:id="ct105553181957440">
          <text:format-change>
            <office:change-info>
              <dc:creator>Michael Bouschen</dc:creator>
              <dc:date>2021-07-18T22:39:0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2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3" draw:name="Picture 67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68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69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0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1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2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3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4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5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6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7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4" draw:name="Picture 78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5" draw:name="Picture 79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h text:style-name="P10" text:outline-level="1">Enterprise Java Beans</text:h>
      <text:p text:style-name="P2"><text:bookmark text:name="_GoBack"/><draw:frame draw:style-name="fr1" draw:name="graphics1" text:anchor-type="as-char" svg:width="16.51cm" svg:height="0.342cm" draw:z-index="16"><draw:image xlink:href="Pictures/20000007000025F9000000C9F0140E06.wmf" xlink:type="simple" xlink:show="embed" xlink:actuate="onLoad"/></draw:frame></text:p>
      <text:p text:style-name="P7">Enterprise Java Beans (<text:alphabetical-index-mark-start text:id="IMark5228560744" text:main-entry="true"/>EJB<text:alphabetical-index-mark-end text:id="IMark5228560744"/>) is a component architecture for development and deployment of distributed business applications. Java Data Objects is a suitable component for integration with <text:alphabetical-index-mark-start text:id="IMark5228560840" text:main-entry="true"/>EJB<text:alphabetical-index-mark-end text:id="IMark5228560840"/> in these scenarios:</text:p>
      <text:p text:style-name="P4">•<text:tab/>Session Beans with JDO persistence-capable classes used to implement dependent objects;</text:p>
      <text:p text:style-name="P4">•<text:tab/>Entity Beans with JDO persistence-capable classes used as delegates for both Bean Managed Persistence and Container Managed Persistence.</text:p>
      <text:p text:style-name="P3"><draw:frame draw:style-name="fr1" draw:name="1" text:anchor-type="as-char" svg:width="7.091cm" svg:height="0.342cm" draw:z-index="1"><draw:image xlink:href="Pictures/2000000700000FB5000000C94FDA4EAC.wmf" xlink:type="simple" xlink:show="embed" xlink:actuate="onLoad"/></draw:frame></text:p>
      <text:h text:style-name="P11" text:outline-level="2">Session Beans</text:h>
      <text:p text:style-name="P7">A <text:alphabetical-index-mark-start text:id="IMark5228560840" text:main-entry="true"/>session bean<text:alphabetical-index-mark-end text:id="IMark5228560840"/><text:alphabetical-index-mark text:string-value="session bean" text:main-entry="true"/> should be associated with an instance of <text:span text:style-name="T1">PersistenceManagerFactory</text:span> that is established during a session life cycle event, and each business method should use an instance of <text:span text:style-name="T1">PersistenceManager</text:span> obtained from the <text:span text:style-name="T1">PersistenceManagerFactory</text:span>. The timing of when the <text:span text:style-name="T1">PersistenceManager</text:span> is obtained will vary based on the type of bean. </text:p>
      <text:p text:style-name="P7">The bean class should contain instance variables that hold the associated <text:span text:style-name="T1">PersistenceManager </text:span>and <text:span text:style-name="T1">PersistenceManagerFactory</text:span>. </text:p>
      <text:p text:style-name="P7">During activation of the bean, the <text:span text:style-name="T1">PersistenceManagerFactory</text:span> should be found via <text:span text:style-name="T1">JNDI</text:span> lookup. The <text:span text:style-name="T1">PersistenceManagerFactory</text:span> should be the same instance for all beans sharing the same datastore resource. This allows for the <text:span text:style-name="T1">PersistenceManagerFactory</text:span> to manage an association between the distributed transaction and the <text:span text:style-name="T1">PersistenceManager</text:span>.</text:p>
      <text:p text:style-name="P7">When appropriate during the bean life cycle, the <text:span text:style-name="T1">PersistenceManager</text:span> should be acquired by a call to the <text:span text:style-name="T1">PersistenceManagerFactory</text:span>. The <text:span text:style-name="T1">PersistenceManagerFactory</text:span> should look up the transaction association of the caller, and return a <text:span text:style-name="T1">PersistenceManager</text:span> with the same transaction association. If there is no <text:span text:style-name="T1">PersistenceManager</text:span> currently enlisted in the caller’s transaction, a new <text:span text:style-name="T1">PersistenceManager</text:span> should be created and associated with the transaction. The <text:span text:style-name="T1">PersistenceManager</text:span> should be registered for synchronization callbacks with the <text:span text:style-name="T1">TransactionManager</text:span>. This provides for transaction completion callbacks asynchronous to the bean life cycle.</text:p>
      <text:p text:style-name="P7">The instance variables for a <text:alphabetical-index-mark-start text:id="IMark5228560744" text:main-entry="true"/>session bean<text:alphabetical-index-mark-end text:id="IMark5228560744"/> of any type include:</text:p>
      <text:p text:style-name="P4">•<text:tab/>a reference to the <text:span text:style-name="T1">PersistenceManagerFactory</text:span>, which should be initialized by the method <text:span text:style-name="T1">setSessionContext</text:span>. This method looks up the <text:span text:style-name="T1">PersistenceManagerFactory</text:span> by <text:span text:style-name="T1">JNDI</text:span> access to the named object <text:span text:style-name="T1">"java:comp/env/jdo/&lt;persistence manager factory name&gt;"</text:span>.</text:p>
      <text:p text:style-name="P4"><text:soft-page-break/>•<text:tab/>a reference to the <text:span text:style-name="T1">PersistenceManager,</text:span> which should be acquired by each business method, and closed at the end of the business method; and</text:p>
      <text:p text:style-name="P4">•<text:tab/>a reference to the <text:span text:style-name="T1">SessionContext</text:span>, which should be initialized by the method <text:span text:style-name="T1">setSessionContext</text:span>.</text:p>
      <text:p text:style-name="P7"/>
      <text:h text:style-name="P8" text:outline-level="3">Stateless <text:alphabetical-index-mark-start text:id="IMark5228560744" text:main-entry="true"/>Session Bean<text:alphabetical-index-mark-end text:id="IMark5228560744"/> with Container Managed Transactions</text:h>
      <text:p text:style-name="P7">Stateless session beans are service objects that have no state between business methods. They are created as needed by the container and are not associated with any one user. A business method invocation on a remote reference to a stateless <text:alphabetical-index-mark-start text:id="IMark5228560744" text:main-entry="true"/>session bean<text:alphabetical-index-mark-end text:id="IMark5228560744"/> might be dispatched by the container to any of the available beans in the ready pool.</text:p>
      <text:p text:style-name="P9">Each business method must acquire its own <text:span text:style-name="T1">PersistenceManager</text:span> instance from the <text:span text:style-name="T1">PersistenceManagerFactory</text:span>. This is done via the method <text:span text:style-name="T1">getPersistenceManager </text:span>on the <text:span text:style-name="T1">PersistenceManagerFactory</text:span> instance. This method must be implemented by the JDO vendor to find a <text:span text:style-name="T1">PersistenceManager</text:span> associated with the instance of <text:span text:style-name="T1">javax.transaction.Transaction</text:span> of the executing thread.</text:p>
      <text:p text:style-name="P7">At the end of the business method, the <text:span text:style-name="T1">PersistenceManager</text:span> instance must be closed. This allows the transaction completion code in the <text:span text:style-name="T1">PersistenceManager</text:span> to free the instance and return it to the available pool in the <text:span text:style-name="T1">PersistenceManagerFactory</text:span>.</text:p>
      <text:h text:style-name="P8" text:outline-level="3">Stateful <text:alphabetical-index-mark-start text:id="IMark5228560744" text:main-entry="true"/>Session Bean<text:alphabetical-index-mark-end text:id="IMark5228560744"/> with Container Managed Transactions</text:h>
      <text:p text:style-name="P7">Stateful session beans are service objects that are created for a particular user, and may have state between business methods. A business method invocation on a remote reference to a stateful <text:alphabetical-index-mark-start text:id="IMark5228560744" text:main-entry="true"/>session bean<text:alphabetical-index-mark-end text:id="IMark5228560744"/> will be dispatched to the specific instance created by the user.</text:p>
      <text:p text:style-name="P7">The behavior of stateful session beans with container managed transactions is otherwise the same as for stateless session beans. All business methods in the remote interface must acquire a <text:span text:style-name="T1">PersistenceManager</text:span> at the beginning of the method, and close it at the end, since the transaction context is managed by the container.</text:p>
      <text:h text:style-name="P8" text:outline-level="3">Stateless <text:alphabetical-index-mark-start text:id="IMark5228560744" text:main-entry="true"/>Session Bean<text:alphabetical-index-mark-end text:id="IMark5228560744"/> with Bean Managed Transactions</text:h>
      <text:p text:style-name="P7">Bean managed transactions offer additional flexibility to the <text:alphabetical-index-mark-start text:id="IMark5228560744" text:main-entry="true"/>session bean<text:alphabetical-index-mark-end text:id="IMark5228560744"/> developer, with additional complexity. Transaction boundaries are established by the bean developer, but the state (including the <text:span text:style-name="T1">PersistenceManager</text:span>) cannot be retained across business method boundaries. Therefore, the <text:span text:style-name="T1">PersistenceManager</text:span> must be acquired and closed by each business method.</text:p>
      <text:p text:style-name="P7">The alternative techniques for transaction boundary demarcation are:</text:p>
      <text:p text:style-name="P5">•<text:tab/>javax.transaction.UserTransaction</text:p>
      <text:p text:style-name="P9">If the bean developer directly uses UserTransaction, then the PersistenceManager must be acquired from the <text:span text:style-name="T1">PersistenceManagerFactory</text:span> only after establishing the correct trans<text:change-start text:change-id="ct105553181953216"/>–<text:change-end text:change-id="ct105553181953216"/>action context of <text:span text:style-name="T1">UserTransaction</text:span>. A16.1.3-1 [During the <text:span text:style-name="T1">getPersistenceManager</text:span> method, the <text:span text:style-name="T1">PersistenceManager</text:span> will be enlisted in the <text:span text:style-name="T1">UserTransaction</text:span>.<text:span text:style-name="T2"> </text:span><text:change-start text:change-id="ct105553181966336"/><text:span text:style-name="T3">How to test?(JDO must know JTA..)</text:span><text:change-end text:change-id="ct105553181966336"/>] For example, if non-transactional access is required, a <text:span text:style-name="T1">PersistenceManager</text:span> must be acquired when there is no <text:span text:style-name="T1">UserTransaction</text:span> active. After beginning a <text:span text:style-name="T1">UserTransaction</text:span>, a different <text:span text:style-name="T1">PersistenceManager</text:span> must be acquired for transactional access. The user must keep track of which <text:span text:style-name="T1">PersistenceManager</text:span> is being used for which transaction.</text:p>
      <text:p text:style-name="P6"><text:soft-page-break/>•<text:tab/>javax.jdo.Transaction</text:p>
      <text:p text:style-name="P9">If the bean developer chooses to use the same <text:span text:style-name="T1">PersistenceManager</text:span> for multiple transactions, then transaction completion must be done entirely by using the <text:span text:style-name="T1">javax.jdo.</text:span><text:change-start text:change-id="ct105553181296320"/><text:span text:style-name="T1"><text:line-break/></text:span><text:change-end text:change-id="ct105553181296320"/><text:span text:style-name="T1">Transaction</text:span> instance associated with the <text:span text:style-name="T1">PersistenceManager</text:span>. In this case, acquiring a <text:span text:style-name="T1">PersistenceManager</text:span> without beginning a <text:span text:style-name="T1">UserTransaction</text:span> results in the <text:span text:style-name="T1">PersistenceManager</text:span> being able to manage transaction boundaries via <text:span text:style-name="T1">begin</text:span>, <text:span text:style-name="T1">commit</text:span>, and <text:span text:style-name="T1">rollback</text:span> methods on <text:span text:style-name="T1">javax.jdo.Transaction</text:span>. A16.1.3-2 [The <text:span text:style-name="T1">PersistenceManager</text:span> will automatically begin the <text:span text:style-name="T1">UserTransaction</text:span> during <text:span text:style-name="T1">javax.jdo.Transaction.begin</text:span><text:span text:style-name="T2"> </text:span><text:change-start text:change-id="ct105553182006784"/><text:span text:style-name="T3">How to test?</text:span><text:change-end text:change-id="ct105553182006784"/>] and A16.1.3-3 [automatically commit the <text:span text:style-name="T1">UserTransaction</text:span> during <text:span text:style-name="T1">javax.jdo.Transaction.commit</text:span>.<text:span text:style-name="T2"> </text:span><text:change-start text:change-id="ct105553181957440"/><text:span text:style-name="T3">How to test?</text:span><text:change-end text:change-id="ct105553181957440"/>]</text:p>
      <text:h text:style-name="P8" text:outline-level="3">Stateful <text:alphabetical-index-mark-start text:id="IMark5228560744" text:main-entry="true"/>Session Bean<text:alphabetical-index-mark-end text:id="IMark5228560744"/> with Bean Managed Transactions</text:h>
      <text:p text:style-name="P7">Stateful session beans allow the bean developer to manage the transaction context as part of the conversational state of the bean. Thus, it is no longer required to acquire a <text:span text:style-name="T1">PersistenceManager</text:span> in each business method. Instead, the <text:span text:style-name="T1">PersistenceManager</text:span> can be managed over a longer period of time, and it might be stored as an instance variable of the bean.</text:p>
      <text:p text:style-name="P7">The behavior of stateful session beans is otherwise the same as for stateless session beans. The user has the choice of using <text:span text:style-name="T1">javax.transaction.UserTransaction</text:span> or <text:span text:style-name="T1">javax.jdo.Transaction</text:span> for transaction completion.</text:p>
      <text:p text:style-name="P3"><draw:frame draw:style-name="fr1" draw:name="2" text:anchor-type="as-char" svg:width="7.091cm" svg:height="0.342cm" draw:z-index="2"><draw:image xlink:href="Pictures/2000000700000FB5000000C94FDA4EAC.wmf" xlink:type="simple" xlink:show="embed" xlink:actuate="onLoad"/></draw:frame></text:p>
      <text:h text:style-name="P11" text:outline-level="2">Entity Beans</text:h>
      <text:p text:style-name="P7">While it is possible for container-managed persistence entity beans to be implemented by the container using JDO, the implementation details are beyond the scope of this document. </text:p>
      <text:p text:style-name="P7">It is possible for users to implement bean-managed persistence entity beans using JDO, but implementation details are container-specific and no recommendations for the general case are giv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16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6</meta:editing-cycles>
    <meta:creation-date>2012-06-24T15:58:45.16</meta:creation-date>
    <meta:editing-duration>PT7M35S</meta:editing-duration>
    <meta:generator>OpenOffice/4.1.6$Unix OpenOffice.org_project/416m1$Build-9790</meta:generator>
    <dc:title>JDO_Chapter</dc:title>
    <dc:date>2021-07-18T22:39:23</dc:date>
    <meta:document-statistic meta:table-count="0" meta:image-count="3" meta:object-count="0" meta:page-count="3" meta:paragraph-count="36" meta:word-count="981" meta:character-count="7083"/>
    <dc:creator>Michael Bouschen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